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faa61a" fo:language="en" fo:country="US"/>
    </style:style>
    <style:style style:name="P2" style:family="paragraph" style:parent-style-name="Text_20_body">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2">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how to control the spirits and, once freed, dominates the sentient minds by amplifying their own negative feelings. Without confessing it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he adventure and orders Heen, in the form of a warrior, to watch over them. Over the ocean, with the help of the King Breunor ousted by Layton, they retrace the journey of Howl, who now wanders as a child without memory. The team must find Howl and his experience 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17T22:32:54.954000000</dc:date>
    <dc:creator>Michele Maione</dc:creator>
    <meta:editing-duration>P0D</meta:editing-duration>
    <meta:editing-cycles>1</meta:editing-cycles>
    <meta:document-statistic meta:table-count="0" meta:image-count="0" meta:object-count="0" meta:paragraph-count="3" meta:word-count="324" meta:character-count="1966" meta:non-whitespace-character-count="1645"/>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